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T1" style:family="text">
      <style:text-properties style:font-name="Times New Roman" fo:font-size="8.5pt" style:font-size-asian="8.5pt"/>
    </style:style>
    <style:style style:name="T2" style:family="text">
      <style:text-properties style:font-name="Times New Roman" fo:font-size="8.5pt" fo:font-weight="bold" style:font-size-asian="8.5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Vistos etc.</text:span></text:p>
      <text:p text:style-name="P1"><text:span text:style-name="T1">Trata-se de remição de parte da pena pelo estudo e trabalho, conforme relatório e declarações (ev.38/39/42 a 46/ 53 e 54).</text:span></text:p>
      <text:p text:style-name="P1"><text:span text:style-name="T1">Interveio o Ministério Público, pedindo que o apenado demonstrasse, através de documentos hábeis, a prestação dos trabalhos de</text:span></text:p>
      <text:p text:style-name="P1"><text:span text:style-name="T1">economista, e, quanto ao estudo, opinou que a contagem da remição seja feita de 1 (um) dia de pena para cada 12 (doze) horas de estudo,</text:span></text:p>
      <text:p text:style-name="P1"><text:span text:style-name="T1">bem como que se comprove que o apenado cursou algum período universitário, com os respectivos resultados, não bastando somente a</text:span></text:p>
      <text:p text:style-name="P1"><text:span text:style-name="T1">declaração de matrícula (evento 49).</text:span></text:p>
      <text:p text:style-name="P1"><text:span text:style-name="T1">Ademais, o órgão ministerial opinou que há impossibilidade de remição cumulativa de estudo e trabalho pelo período superior a 8</text:span></text:p>
      <text:p text:style-name="P1"><text:span text:style-name="T1">(oito) horas diárias (evento 49).</text:span></text:p>
      <text:p text:style-name="P1"><text:span text:style-name="T1">Relatados.</text:span></text:p>
      <text:p text:style-name="P1"><text:span text:style-name="T1">Com razão parcial o parecer, pois o apenado não comprovou idoneamente a sua frequência diária na faculdade, juntando apenas a</text:span></text:p>
      <text:p text:style-name="P1"><text:span text:style-name="T1">declaração de matrícula, com carga horária de cada matéria e a quantidade de faltas, o que não coincide com os dias peticionados (ev. 42,43</text:span></text:p>
      <text:p text:style-name="P1"><text:span text:style-name="T1">e 44), sendo assim impossível calcular os dias de estudo para remição . Já quanto a declaração de trabalho do evento 39, o apenado juntou a</text:span></text:p>
      <text:p text:style-name="P1"><text:span text:style-name="T1">declaração de trabalho, com a quantidade de horas e a frequência de cada mês, comprovando assim o tempo a remir.</text:span></text:p>
      <text:p text:style-name="P1"><text:span text:style-name="T1">Note-se, na lição do festejado Prof. Julio Fabbrini Mirabete, que “a Lei de Execução instituiu no País uma forma de redenção de</text:span></text:p>
      <text:p text:style-name="P1"><text:span text:style-name="T1">parte da pena privativa de liberdade através de remição, na qual, pelo trabalho, o condenado abrevia parte do tempo de sua condenação”.</text:span></text:p>
      <text:p text:style-name="P1"><text:span text:style-name="T1">Impende registrar que quanto a compatibilidade de remição cumulativa, só poderá ser calculada com o período de até 8 (oito) horas,</text:span></text:p>
      <text:p text:style-name="P1"><text:span text:style-name="T1">após comprovação de documentos idôneos quanto ao estudo.</text:span></text:p>
      <text:p text:style-name="P1"><text:span text:style-name="T1">Isto posto, declaro remidos da pena em execução, mandando intimar o </text:span><text:span text:style-name="T2">21 (vinte e um) dias </text:span><text:span text:style-name="T1">apenado a comprovar</text:span></text:p>
      <text:p text:style-name="P1"><text:span text:style-name="T1">documentalmente a frequência diária escolar; atendido, façam-se os cálculos de acordo com a carga horária de até 8 (oito) horas com a</text:span></text:p>
      <text:p text:style-name="P1"><text:span text:style-name="T1">remição cumulativa de trabalho e estudo.</text:span></text:p>
      <text:p text:style-name="Standard"><text:span text:style-name="T1">P.R.I. Insira-se o evento no SEEU, para correção dos cálculos de benefíci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08:33:59.431000000</meta:creation-date>
    <dc:date>2019-04-09T08:34:21.661000000</dc:date>
    <meta:editing-duration>PT23S</meta:editing-duration>
    <meta:editing-cycles>1</meta:editing-cycles>
    <meta:document-statistic meta:table-count="0" meta:image-count="0" meta:object-count="0" meta:page-count="1" meta:paragraph-count="21" meta:word-count="340" meta:character-count="2048" meta:non-whitespace-character-count="1729"/>
    <meta:generator>LibreOffice/6.0.3.2$Windows_X86_64 LibreOffice_project/8f48d515416608e3a835360314dac7e47fd0b821</meta:generator>
  </office:meta>
</office:document-meta>
</file>